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3.348cm"/>
    </style:style>
    <style:style style:name="co30" style:family="table-column">
      <style:table-column-properties fo:break-before="auto" style:column-width="3.466cm"/>
    </style:style>
    <style:style style:name="co31" style:family="table-column">
      <style:table-column-properties fo:break-before="auto" style:column-width="2.602cm"/>
    </style:style>
    <style:style style:name="co32" style:family="table-column">
      <style:table-column-properties fo:break-before="auto" style:column-width="2.238cm"/>
    </style:style>
    <style:style style:name="co33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3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1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2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4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4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Groups.A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D2">
          <table:error-message table:message-type="stop" table:display="true"/>
        </table:content-validation>
        <table:content-validation table:name="val3" table:condition="of:cell-content-is-in-list(&quot;Unassigned&quot;;&quot;Surface&quot;;&quot;SLink&quot;;&quot;IO 1&quot;;&quot;IO 2&quot;;&quot;SigGen&quot;;&quot;&quot;)" table:allow-empty-cell="true" table:display-list="unsorted" table:base-cell-address="Groups.E2">
          <table:error-message table:message-type="stop" table:display="true"/>
        </table:content-validation>
        <table:content-validation table:name="val4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;&quot;SLink&quot;)" table:allow-empty-cell="true" table:display-list="unsorted" table:base-cell-address="Groups.E66">
          <table:error-message table:message-type="stop" table:display="true"/>
        </table:content-validation>
        <table:content-validation table:name="val5" table:base-cell-address="Groups.F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Groups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Groups.I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Groups.J2">
          <table:error-message table:message-type="stop" table:display="true"/>
        </table:content-validation>
        <table:content-validation table:name="val10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K2">
          <table:error-message table:message-type="stop" table:display="true"/>
        </table:content-validation>
        <table:content-validation table:name="val11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Groups.K130">
          <table:error-message table:message-type="stop" table:display="true"/>
        </table:content-validation>
        <table:content-validation table:name="val12" table:base-cell-address="Groups.M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Groups.P2">
          <table:error-message table:message-type="stop" table:display="true"/>
        </table:content-validation>
        <table:content-validation table:name="val14" table:base-cell-address="Groups.S2">
          <table:error-message table:message-type="stop" table:display="true"/>
        </table:content-validation>
        <table:content-validation table:name="val15" table:condition="of:cell-content-is-in-list(&quot;-&quot;;&quot;yes&quot;;&quot;no&quot;)" table:allow-empty-cell="true" table:display-list="unsorted" table:base-cell-address="Groups.C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E2">
          <table:error-message table:message-type="stop" table:display="true"/>
        </table:content-validation>
        <table:content-validation table:name="val17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18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L22">
          <table:error-message table:message-type="stop" table:display="true"/>
        </table:content-validation>
        <table:content-validation table:name="val19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AY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1" table:default-cell-style-name="ce10"/>
        <table:table-column table:style-name="co3" table:default-cell-style-name="ce10"/>
        <table:table-column table:style-name="co4" table:number-columns-repeated="4" table:default-cell-style-name="ce10"/>
        <table:table-column table:style-name="co2" table:number-columns-repeated="2" table:default-cell-style-name="ce4"/>
        <table:table-column table:style-name="co2" table:visibility="collapse" table:default-cell-style-name="ce4"/>
        <table:table-column table:style-name="co5" table:visibility="collapse" table:default-cell-style-name="ce4"/>
        <table:table-column table:style-name="co6" table:default-cell-style-name="ce4"/>
        <table:table-column table:style-name="co6" table:default-cell-style-name="ce16"/>
        <table:table-column table:style-name="co6" table:default-cell-style-name="ce10"/>
        <table:table-column table:style-name="co1" table:default-cell-style-name="ce4"/>
        <table:table-column table:style-name="co1" table:default-cell-style-name="Default"/>
        <table:table-column table:style-name="co7" table:number-columns-repeated="16" table:default-cell-style-name="ce4"/>
        <table:table-column table:style-name="co7" table:visibility="collapse" table:number-columns-repeated="8" table:default-cell-style-name="ce4"/>
        <table:table-column table:style-name="co1" table:default-cell-style-name="Default"/>
        <table:table-column table:style-name="co7" table:visibility="collapse" table:number-columns-repeated="8" table:default-cell-style-name="ce4"/>
        <table:table-column table:style-name="co1" table:default-cell-style-name="Default"/>
        <table:table-column table:style-name="co7" table:visibility="collapse" table:number-columns-repeated="24" table:default-cell-style-name="ce4"/>
        <table:table-column table:style-name="co1" table:default-cell-style-name="Default"/>
        <table:table-column table:style-name="co8" table:number-columns-repeated="8" table:default-cell-style-name="ce4"/>
        <table:table-column table:style-name="co1" table:number-columns-repeated="16299" table:default-cell-style-name="Default"/>
        <table:table-row table:style-name="ro1">
          <table:table-cell table:style-name="ce1" office:value-type="string" calcext:value-type="string">
            <text:p>Enabled</text:p>
          </table:table-cell>
          <table:table-cell table:style-name="ce3" office:value-type="string" calcext:value-type="string">
            <text:p>Channel</text:p>
          </table:table-cell>
          <table:table-cell table:style-name="ce5" office:value-type="string" calcext:value-type="string">
            <text:p>Name</text:p>
          </table:table-cell>
          <table:table-cell table:style-name="ce8" office:value-type="string" calcext:value-type="string">
            <text:p>Color</text:p>
          </table:table-cell>
          <table:table-cell table:style-name="ce11" office:value-type="string" calcext:value-type="string">
            <office:annotation office:display="true" draw:style-name="gr1" draw:text-style-name="P2" svg:width="5.63cm" svg:height="1.947cm" svg:x="12.094cm" svg:y="0cm" draw:caption-point-x="-0.027cm" draw:caption-point-y="0.01cm">
              <dc:date>2025-10-27T00:00:00</dc:date>
              <text:p text:style-name="P1">*) Only for CSV Director Import</text:p>
            </office:annotation>
            <text:p>Source*</text:p>
          </table:table-cell>
          <table:table-cell table:style-name="ce11" office:value-type="string" calcext:value-type="string">
            <text:p>Socket*</text:p>
          </table:table-cell>
          <table:table-cell table:style-name="ce11" office:value-type="string" calcext:value-type="string">
            <text:p>Gain*</text:p>
          </table:table-cell>
          <table:table-cell table:style-name="ce11" office:value-type="string" calcext:value-type="string">
            <text:p>Pad*</text:p>
          </table:table-cell>
          <table:table-cell table:style-name="ce11" office:value-type="string" calcext:value-type="string">
            <text:p>Phantom*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Fader Level</text:p>
          </table:table-cell>
          <table:table-cell table:style-name="ce3" office:value-type="string" calcext:value-type="string">
            <text:p>HPF On</text:p>
          </table:table-cell>
          <table:table-cell table:style-name="ce3" office:value-type="string" calcext:value-type="string">
            <text:p>HPF Value</text:p>
          </table:table-cell>
          <table:table-cell table:style-name="ce3" office:value-type="string" calcext:value-type="string">
            <text:p>Main Mix</text:p>
          </table:table-cell>
          <table:table-cell table:style-name="ce18"/>
          <table:table-cell table:style-name="ce8" office:value-type="string" calcext:value-type="string">
            <text:p>Recording</text:p>
          </table:table-cell>
          <table:table-cell table:style-name="ce3" office:value-type="string" calcext:value-type="string">
            <text:p>Record Arm</text:p>
          </table:table-cell>
          <table:table-cell table:style-name="ce20"/>
          <table:table-cell table:style-name="ce21" table:formula="of:=CONCATENATE(&quot;DCA1 - &quot;;[$Groups.B2])" office:value-type="string" office:string-value="DCA1 - Drums" calcext:value-type="string">
            <text:p>DCA1 - Drums</text:p>
          </table:table-cell>
          <table:table-cell table:style-name="ce21" table:formula="of:=CONCATENATE(&quot;DCA2 - &quot;;[$Groups.B3])" office:value-type="string" office:string-value="DCA2 - Perc" calcext:value-type="string">
            <text:p>DCA2 - Perc</text:p>
          </table:table-cell>
          <table:table-cell table:style-name="ce21" table:formula="of:=CONCATENATE(&quot;DCA3 - &quot;;[$Groups.B4])" office:value-type="string" office:string-value="DCA3 - Bass" calcext:value-type="string">
            <text:p>DCA3 - Bass</text:p>
          </table:table-cell>
          <table:table-cell table:style-name="ce21" table:formula="of:=CONCATENATE(&quot;DCA4 - &quot;;[$Groups.B5])" office:value-type="string" office:string-value="DCA4 - Egit" calcext:value-type="string">
            <text:p>DCA4 - Egit</text:p>
          </table:table-cell>
          <table:table-cell table:style-name="ce21" table:formula="of:=CONCATENATE(&quot;DCA5 - &quot;;[$Groups.B6])" office:value-type="string" office:string-value="DCA5 - Accu" calcext:value-type="string">
            <text:p>DCA5 - Accu</text:p>
          </table:table-cell>
          <table:table-cell table:style-name="ce21" table:formula="of:=CONCATENATE(&quot;DCA6 - &quot;;[$Groups.B7])" office:value-type="string" office:string-value="DCA6 - Keys" calcext:value-type="string">
            <text:p>DCA6 - Keys</text:p>
          </table:table-cell>
          <table:table-cell table:style-name="ce21" table:formula="of:=CONCATENATE(&quot;DCA7 - &quot;;[$Groups.B8])" office:value-type="string" office:string-value="DCA7 - Lead" calcext:value-type="string">
            <text:p>DCA7 - Lead</text:p>
          </table:table-cell>
          <table:table-cell table:style-name="ce21" table:formula="of:=CONCATENATE(&quot;DCA8 - &quot;;[$Groups.B9])" office:value-type="string" office:string-value="DCA8 - BV" calcext:value-type="string">
            <text:p>DCA8 - BV</text:p>
          </table:table-cell>
          <table:table-cell table:style-name="ce21" table:formula="of:=CONCATENATE(&quot;DCA9 - &quot;;[$Groups.B10])" office:value-type="string" office:string-value="DCA9 - FX" calcext:value-type="string">
            <text:p>DCA9 - FX</text:p>
          </table:table-cell>
          <table:table-cell table:style-name="ce21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1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1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1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1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1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1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1" table:formula="of:=CONCATENATE(&quot;DCA17 - &quot;;[$Groups.B18])" office:value-type="string" office:string-value="DCA17 -" calcext:value-type="string">
            <text:p>DCA17 -</text:p>
          </table:table-cell>
          <table:table-cell table:style-name="ce21" table:formula="of:=CONCATENATE(&quot;DCA18 - &quot;;[$Groups.B19])" office:value-type="string" office:string-value="DCA18 -" calcext:value-type="string">
            <text:p>DCA18 -</text:p>
          </table:table-cell>
          <table:table-cell table:style-name="ce21" table:formula="of:=CONCATENATE(&quot;DCA19 - &quot;;[$Groups.B20])" office:value-type="string" office:string-value="DCA19 -" calcext:value-type="string">
            <text:p>DCA19 -</text:p>
          </table:table-cell>
          <table:table-cell table:style-name="ce21" table:formula="of:=CONCATENATE(&quot;DCA20 - &quot;;[$Groups.B21])" office:value-type="string" office:string-value="DCA20 -" calcext:value-type="string">
            <text:p>DCA20 -</text:p>
          </table:table-cell>
          <table:table-cell table:style-name="ce21" table:formula="of:=CONCATENATE(&quot;DCA21 - &quot;;[$Groups.B22])" office:value-type="string" office:string-value="DCA21 -" calcext:value-type="string">
            <text:p>DCA21 -</text:p>
          </table:table-cell>
          <table:table-cell table:style-name="ce21" table:formula="of:=CONCATENATE(&quot;DCA22 - &quot;;[$Groups.B23])" office:value-type="string" office:string-value="DCA22 -" calcext:value-type="string">
            <text:p>DCA22 -</text:p>
          </table:table-cell>
          <table:table-cell table:style-name="ce21" table:formula="of:=CONCATENATE(&quot;DCA23 - &quot;;[$Groups.B24])" office:value-type="string" office:string-value="DCA23 -" calcext:value-type="string">
            <text:p>DCA23 -</text:p>
          </table:table-cell>
          <table:table-cell table:style-name="ce21" table:formula="of:=CONCATENATE(&quot;DCA24 - &quot;;[$Groups.B25])" office:value-type="string" office:string-value="DCA24 -" calcext:value-type="string">
            <text:p>DCA24 -</text:p>
          </table:table-cell>
          <table:table-cell table:style-name="ce20"/>
          <table:table-cell table:style-name="ce21" office:value-type="string" calcext:value-type="string">
            <text:p>Mute1</text:p>
          </table:table-cell>
          <table:table-cell table:style-name="ce21" office:value-type="string" calcext:value-type="string">
            <text:p>Mute2</text:p>
          </table:table-cell>
          <table:table-cell table:style-name="ce21" office:value-type="string" calcext:value-type="string">
            <text:p>Mute3</text:p>
          </table:table-cell>
          <table:table-cell table:style-name="ce21" office:value-type="string" calcext:value-type="string">
            <text:p>Mute4</text:p>
          </table:table-cell>
          <table:table-cell table:style-name="ce21" office:value-type="string" calcext:value-type="string">
            <text:p>Mute5</text:p>
          </table:table-cell>
          <table:table-cell table:style-name="ce21" office:value-type="string" calcext:value-type="string">
            <text:p>Mute6</text:p>
          </table:table-cell>
          <table:table-cell table:style-name="ce21" office:value-type="string" calcext:value-type="string">
            <text:p>Mute7</text:p>
          </table:table-cell>
          <table:table-cell table:style-name="ce21" office:value-type="string" calcext:value-type="string">
            <text:p>Mute8</text:p>
          </table:table-cell>
          <table:table-cell table:style-name="ce20"/>
          <table:table-cell table:style-name="ce21" office:value-type="string" calcext:value-type="string">
            <text:p>DCA1</text:p>
          </table:table-cell>
          <table:table-cell table:style-name="ce21" office:value-type="string" calcext:value-type="string">
            <text:p>DCA2</text:p>
          </table:table-cell>
          <table:table-cell table:style-name="ce21" office:value-type="string" calcext:value-type="string">
            <text:p>DCA3</text:p>
          </table:table-cell>
          <table:table-cell table:style-name="ce21" office:value-type="string" calcext:value-type="string">
            <text:p>DCA4</text:p>
          </table:table-cell>
          <table:table-cell table:style-name="ce21" office:value-type="string" calcext:value-type="string">
            <text:p>DCA5</text:p>
          </table:table-cell>
          <table:table-cell table:style-name="ce21" office:value-type="string" calcext:value-type="string">
            <text:p>DCA6</text:p>
          </table:table-cell>
          <table:table-cell table:style-name="ce21" office:value-type="string" calcext:value-type="string">
            <text:p>DCA7</text:p>
          </table:table-cell>
          <table:table-cell table:style-name="ce21" office:value-type="string" calcext:value-type="string">
            <text:p>DCA8</text:p>
          </table:table-cell>
          <table:table-cell table:style-name="ce21" office:value-type="string" calcext:value-type="string">
            <text:p>DCA9</text:p>
          </table:table-cell>
          <table:table-cell table:style-name="ce21" office:value-type="string" calcext:value-type="string">
            <text:p>DCA10</text:p>
          </table:table-cell>
          <table:table-cell table:style-name="ce21" office:value-type="string" calcext:value-type="string">
            <text:p>DCA11</text:p>
          </table:table-cell>
          <table:table-cell table:style-name="ce21" office:value-type="string" calcext:value-type="string">
            <text:p>DCA12</text:p>
          </table:table-cell>
          <table:table-cell table:style-name="ce21" office:value-type="string" calcext:value-type="string">
            <text:p>DCA13</text:p>
          </table:table-cell>
          <table:table-cell table:style-name="ce21" office:value-type="string" calcext:value-type="string">
            <text:p>DCA14</text:p>
          </table:table-cell>
          <table:table-cell table:style-name="ce21" office:value-type="string" calcext:value-type="string">
            <text:p>DCA15</text:p>
          </table:table-cell>
          <table:table-cell table:style-name="ce21" office:value-type="string" calcext:value-type="string">
            <text:p>DCA16</text:p>
          </table:table-cell>
          <table:table-cell table:style-name="ce21" office:value-type="string" calcext:value-type="string">
            <text:p>DCA17</text:p>
          </table:table-cell>
          <table:table-cell table:style-name="ce21" office:value-type="string" calcext:value-type="string">
            <text:p>DCA18</text:p>
          </table:table-cell>
          <table:table-cell table:style-name="ce21" office:value-type="string" calcext:value-type="string">
            <text:p>DCA19</text:p>
          </table:table-cell>
          <table:table-cell table:style-name="ce21" office:value-type="string" calcext:value-type="string">
            <text:p>DCA20</text:p>
          </table:table-cell>
          <table:table-cell table:style-name="ce21" office:value-type="string" calcext:value-type="string">
            <text:p>DCA21</text:p>
          </table:table-cell>
          <table:table-cell table:style-name="ce21" office:value-type="string" calcext:value-type="string">
            <text:p>DCA22</text:p>
          </table:table-cell>
          <table:table-cell table:style-name="ce21" office:value-type="string" calcext:value-type="string">
            <text:p>DCA23</text:p>
          </table:table-cell>
          <table:table-cell table:style-name="ce21" office:value-type="string" calcext:value-type="string">
            <text:p>DCA24</text:p>
          </table:table-cell>
          <table:table-cell table:style-name="ce20" office:value-type="string" calcext:value-type="string">
            <text:p>Hidden Helper Cells – Please dont touch</text:p>
          </table:table-cell>
          <table:table-cell table:style-name="ce21" table:number-columns-repeated="8"/>
          <table:table-cell table:style-name="ce20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KickIn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]=&quot;x&quot;;&quot;x&quot;;IF([.S2]=&quot;-&quot;;&quot;-&quot;;&quot;&quot;))" office:value-type="string" office:string-value="x" calcext:value-type="string">
            <text:p>x</text:p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 table:formula="of:=IF([.AP2]=&quot;x&quot;;&quot;x&quot;;IF([.AP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KickOut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]=&quot;x&quot;;&quot;x&quot;;IF([.S3]=&quot;-&quot;;&quot;-&quot;;&quot;&quot;))" office:value-type="string" office:string-value="x" calcext:value-type="string">
            <text:p>x</text:p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 table:formula="of:=IF([.AP3]=&quot;x&quot;;&quot;x&quot;;IF([.AP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SnTop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4]=&quot;x&quot;;&quot;x&quot;;IF([.S4]=&quot;-&quot;;&quot;-&quot;;&quot;&quot;))" office:value-type="string" office:string-value="x" calcext:value-type="string">
            <text:p>x</text:p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 table:formula="of:=IF([.AP4]=&quot;x&quot;;&quot;x&quot;;IF([.AP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nBot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5]=&quot;x&quot;;&quot;x&quot;;IF([.S5]=&quot;-&quot;;&quot;-&quot;;&quot;&quot;))" office:value-type="string" office:string-value="x" calcext:value-type="string">
            <text:p>x</text:p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 table:formula="of:=IF([.AP5]=&quot;x&quot;;&quot;x&quot;;IF([.AP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at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6]=&quot;x&quot;;&quot;x&quot;;IF([.S6]=&quot;-&quot;;&quot;-&quot;;&quot;&quot;))" office:value-type="string" office:string-value="x" calcext:value-type="string">
            <text:p>x</text:p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 table:formula="of:=IF([.AP6]=&quot;x&quot;;&quot;x&quot;;IF([.AP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Rack1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7]=&quot;x&quot;;&quot;x&quot;;IF([.S7]=&quot;-&quot;;&quot;-&quot;;&quot;&quot;))" office:value-type="string" office:string-value="x" calcext:value-type="string">
            <text:p>x</text:p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 table:formula="of:=IF([.AP7]=&quot;x&quot;;&quot;x&quot;;IF([.AP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Rack2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8]=&quot;x&quot;;&quot;x&quot;;IF([.S8]=&quot;-&quot;;&quot;-&quot;;&quot;&quot;))" office:value-type="string" office:string-value="x" calcext:value-type="string">
            <text:p>x</text:p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 table:formula="of:=IF([.AP8]=&quot;x&quot;;&quot;x&quot;;IF([.AP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Floor1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9]=&quot;x&quot;;&quot;x&quot;;IF([.S9]=&quot;-&quot;;&quot;-&quot;;&quot;&quot;))" office:value-type="string" office:string-value="x" calcext:value-type="string">
            <text:p>x</text:p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 table:formula="of:=IF([.AP9]=&quot;x&quot;;&quot;x&quot;;IF([.AP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Floor2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0]=&quot;x&quot;;&quot;x&quot;;IF([.S10]=&quot;-&quot;;&quot;-&quot;;&quot;&quot;))" office:value-type="string" office:string-value="x" calcext:value-type="string">
            <text:p>x</text:p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 table:formula="of:=IF([.AP10]=&quot;x&quot;;&quot;x&quot;;IF([.AP1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Ride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1]=&quot;x&quot;;&quot;x&quot;;IF([.S11]=&quot;-&quot;;&quot;-&quot;;&quot;&quot;))" office:value-type="string" office:string-value="x" calcext:value-type="string">
            <text:p>x</text:p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 table:formula="of:=IF([.AP11]=&quot;x&quot;;&quot;x&quot;;IF([.AP1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OH L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2]=&quot;x&quot;;&quot;x&quot;;IF([.S12]=&quot;-&quot;;&quot;-&quot;;&quot;&quot;))" office:value-type="string" office:string-value="x" calcext:value-type="string">
            <text:p>x</text:p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 table:formula="of:=IF([.AP12]=&quot;x&quot;;&quot;x&quot;;IF([.AP1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OH R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3]=&quot;x&quot;;&quot;x&quot;;IF([.S13]=&quot;-&quot;;&quot;-&quot;;&quot;&quot;))" office:value-type="string" office:string-value="x" calcext:value-type="string">
            <text:p>x</text:p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 table:formula="of:=IF([.AP13]=&quot;x&quot;;&quot;x&quot;;IF([.AP1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Cajon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 office:value-type="string" office:string-value="x" calcext:value-type="string">
            <text:p>x</text:p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 table:formula="of:=IF([.AP14]=&quot;x&quot;;&quot;x&quot;;IF([.AP1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 table:formula="of:=IF([.AP15]=&quot;x&quot;;&quot;x&quot;;IF([.AP1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pare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 table:formula="of:=IF([.AP16]=&quot;x&quot;;&quot;x&quot;;IF([.AP1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pare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 table:formula="of:=IF([.AP17]=&quot;x&quot;;&quot;x&quot;;IF([.AP1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assDI</text:p>
          </table:table-cell>
          <table:table-cell table:style-name="ce9" table:content-validation-name="val2" office:value-type="string" calcext:value-type="string">
            <text:p>red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 office:value-type="string" office:string-value="x" calcext:value-type="string">
            <text:p>x</text:p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 table:formula="of:=IF([.AP18]=&quot;x&quot;;&quot;x&quot;;IF([.AP1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assMi</text:p>
          </table:table-cell>
          <table:table-cell table:style-name="ce9" table:content-validation-name="val2" office:value-type="string" calcext:value-type="string">
            <text:p>red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 office:value-type="string" office:string-value="x" calcext:value-type="string">
            <text:p>x</text:p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 table:formula="of:=IF([.AP19]=&quot;x&quot;;&quot;x&quot;;IF([.AP1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EGit1L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 office:value-type="string" office:string-value="x" calcext:value-type="string">
            <text:p>x</text:p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 table:formula="of:=IF([.AP20]=&quot;x&quot;;&quot;x&quot;;IF([.AP2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EGit1R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 office:value-type="string" office:string-value="x" calcext:value-type="string">
            <text:p>x</text:p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 table:formula="of:=IF([.AP21]=&quot;x&quot;;&quot;x&quot;;IF([.AP2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EGit2L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 office:value-type="string" office:string-value="x" calcext:value-type="string">
            <text:p>x</text:p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 table:formula="of:=IF([.AP22]=&quot;x&quot;;&quot;x&quot;;IF([.AP2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EGit2R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2" calcext:value-type="float">
            <text:p>22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 office:value-type="string" office:string-value="x" calcext:value-type="string">
            <text:p>x</text:p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 table:formula="of:=IF([.AP23]=&quot;x&quot;;&quot;x&quot;;IF([.AP2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EGit3L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 office:value-type="string" office:string-value="x" calcext:value-type="string">
            <text:p>x</text:p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 table:formula="of:=IF([.AP24]=&quot;x&quot;;&quot;x&quot;;IF([.AP2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EGit3R</text:p>
          </table:table-cell>
          <table:table-cell table:style-name="ce9" table:content-validation-name="val2" office:value-type="string" calcext:value-type="string">
            <text:p>yellow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 office:value-type="string" office:string-value="x" calcext:value-type="string">
            <text:p>x</text:p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 table:formula="of:=IF([.AP25]=&quot;x&quot;;&quot;x&quot;;IF([.AP2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Git1L</text:p>
          </table:table-cell>
          <table:table-cell table:style-name="ce9" table:content-validation-name="val2" office:value-type="string" calcext:value-type="string">
            <text:p>green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 office:value-type="string" office:string-value="x" calcext:value-type="string">
            <text:p>x</text:p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 table:formula="of:=IF([.AP26]=&quot;x&quot;;&quot;x&quot;;IF([.AP2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AGit2R</text:p>
          </table:table-cell>
          <table:table-cell table:style-name="ce9" table:content-validation-name="val2" office:value-type="string" calcext:value-type="string">
            <text:p>green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6" calcext:value-type="float">
            <text:p>26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 office:value-type="string" office:string-value="x" calcext:value-type="string">
            <text:p>x</text:p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 table:formula="of:=IF([.AP27]=&quot;x&quot;;&quot;x&quot;;IF([.AP2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AGit2</text:p>
          </table:table-cell>
          <table:table-cell table:style-name="ce9" table:content-validation-name="val2" office:value-type="string" calcext:value-type="string">
            <text:p>green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style-name="ce16" table:number-columns-repeated="3"/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 office:value-type="string" office:string-value="x" calcext:value-type="string">
            <text:p>x</text:p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 table:formula="of:=IF([.AP28]=&quot;x&quot;;&quot;x&quot;;IF([.AP2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AGit3</text:p>
          </table:table-cell>
          <table:table-cell table:style-name="ce9" table:content-validation-name="val2" office:value-type="string" calcext:value-type="string">
            <text:p>green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 office:value-type="string" office:string-value="x" calcext:value-type="string">
            <text:p>x</text:p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 table:formula="of:=IF([.AP29]=&quot;x&quot;;&quot;x&quot;;IF([.AP2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Key1L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 office:value-type="string" office:string-value="x" calcext:value-type="string">
            <text:p>x</text:p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 table:formula="of:=IF([.AP30]=&quot;x&quot;;&quot;x&quot;;IF([.AP3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Key1R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 office:value-type="string" office:string-value="x" calcext:value-type="string">
            <text:p>x</text:p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 table:formula="of:=IF([.AP31]=&quot;x&quot;;&quot;x&quot;;IF([.AP3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Key2L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 office:value-type="string" office:string-value="x" calcext:value-type="string">
            <text:p>x</text:p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 table:formula="of:=IF([.AP32]=&quot;x&quot;;&quot;x&quot;;IF([.AP3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Key2R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 office:value-type="string" office:string-value="x" calcext:value-type="string">
            <text:p>x</text:p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 table:formula="of:=IF([.AP33]=&quot;x&quot;;&quot;x&quot;;IF([.AP3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Key3L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3" calcext:value-type="float">
            <text:p>33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 office:value-type="string" office:string-value="x" calcext:value-type="string">
            <text:p>x</text:p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 table:formula="of:=IF([.AP34]=&quot;x&quot;;&quot;x&quot;;IF([.AP3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Key3R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4" calcext:value-type="float">
            <text:p>34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 office:value-type="string" office:string-value="x" calcext:value-type="string">
            <text:p>x</text:p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 table:formula="of:=IF([.AP35]=&quot;x&quot;;&quot;x&quot;;IF([.AP3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Key4L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 office:value-type="string" office:string-value="x" calcext:value-type="string">
            <text:p>x</text:p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 table:formula="of:=IF([.AP36]=&quot;x&quot;;&quot;x&quot;;IF([.AP3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Key4R</text:p>
          </table:table-cell>
          <table:table-cell table:style-name="ce9" table:content-validation-name="val2" office:value-type="string" calcext:value-type="string">
            <text:p>light blu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6" calcext:value-type="float">
            <text:p>36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 office:value-type="string" office:string-value="x" calcext:value-type="string">
            <text:p>x</text:p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 table:formula="of:=IF([.AP37]=&quot;x&quot;;&quot;x&quot;;IF([.AP3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Divrs1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7" calcext:value-type="float">
            <text:p>37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 table:formula="of:=IF([.AP38]=&quot;x&quot;;&quot;x&quot;;IF([.AP3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Divrs2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8" calcext:value-type="float">
            <text:p>38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 table:formula="of:=IF([.AP39]=&quot;x&quot;;&quot;x&quot;;IF([.AP3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Divrs3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39" calcext:value-type="float">
            <text:p>39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 table:formula="of:=IF([.AP40]=&quot;x&quot;;&quot;x&quot;;IF([.AP4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Divrs4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4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 table:formula="of:=IF([.AP41]=&quot;x&quot;;&quot;x&quot;;IF([.AP4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Lead1</text:p>
          </table:table-cell>
          <table:table-cell table:style-name="ce9" table:content-validation-name="val2" office:value-type="string" calcext:value-type="string">
            <text:p>whit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1" calcext:value-type="float">
            <text:p>41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6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7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 office:value-type="string" office:string-value="x" calcext:value-type="string">
            <text:p>x</text:p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 table:formula="of:=IF([.AP42]=&quot;x&quot;;&quot;x&quot;;IF([.AP4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Lead2</text:p>
          </table:table-cell>
          <table:table-cell table:style-name="ce9" table:content-validation-name="val2" office:value-type="string" calcext:value-type="string">
            <text:p>whit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2" calcext:value-type="float">
            <text:p>42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6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7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 office:value-type="string" office:string-value="x" calcext:value-type="string">
            <text:p>x</text:p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 table:formula="of:=IF([.AP43]=&quot;x&quot;;&quot;x&quot;;IF([.AP4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Lead3</text:p>
          </table:table-cell>
          <table:table-cell table:style-name="ce9" table:content-validation-name="val2" office:value-type="string" calcext:value-type="string">
            <text:p>whit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3" calcext:value-type="float">
            <text:p>43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6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7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 office:value-type="string" office:string-value="x" calcext:value-type="string">
            <text:p>x</text:p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 table:formula="of:=IF([.AP44]=&quot;x&quot;;&quot;x&quot;;IF([.AP4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ead4</text:p>
          </table:table-cell>
          <table:table-cell table:style-name="ce9" table:content-validation-name="val2" office:value-type="string" calcext:value-type="string">
            <text:p>whit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4" calcext:value-type="float">
            <text:p>44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6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7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 office:value-type="string" office:string-value="x" calcext:value-type="string">
            <text:p>x</text:p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 table:formula="of:=IF([.AP45]=&quot;x&quot;;&quot;x&quot;;IF([.AP4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BV1</text:p>
          </table:table-cell>
          <table:table-cell table:style-name="ce9" table:content-validation-name="val2" office:value-type="string" calcext:value-type="string">
            <text:p>purpl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7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6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 office:value-type="string" office:string-value="x" calcext:value-type="string">
            <text:p>x</text:p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 table:formula="of:=IF([.AP46]=&quot;x&quot;;&quot;x&quot;;IF([.AP4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BV2</text:p>
          </table:table-cell>
          <table:table-cell table:style-name="ce9" table:content-validation-name="val2" office:value-type="string" calcext:value-type="string">
            <text:p>purpl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6" calcext:value-type="float">
            <text:p>46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7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6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 office:value-type="string" office:string-value="x" calcext:value-type="string">
            <text:p>x</text:p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 table:formula="of:=IF([.AP47]=&quot;x&quot;;&quot;x&quot;;IF([.AP4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BV3</text:p>
          </table:table-cell>
          <table:table-cell table:style-name="ce9" table:content-validation-name="val2" office:value-type="string" calcext:value-type="string">
            <text:p>purpl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7" calcext:value-type="float">
            <text:p>47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7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6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 office:value-type="string" office:string-value="x" calcext:value-type="string">
            <text:p>x</text:p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 table:formula="of:=IF([.AP48]=&quot;x&quot;;&quot;x&quot;;IF([.AP4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BV4</text:p>
          </table:table-cell>
          <table:table-cell table:style-name="ce9" table:content-validation-name="val2" office:value-type="string" calcext:value-type="string">
            <text:p>purple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8" calcext:value-type="float">
            <text:p>48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7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6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 office:value-type="string" office:string-value="x" calcext:value-type="string">
            <text:p>x</text:p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 table:formula="of:=IF([.AP49]=&quot;x&quot;;&quot;x&quot;;IF([.AP4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49" calcext:value-type="float">
            <text:p>49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 table:formula="of:=IF([.AP50]=&quot;x&quot;;&quot;x&quot;;IF([.AP50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 table:formula="of:=IF([.AP51]=&quot;x&quot;;&quot;x&quot;;IF([.AP51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1" calcext:value-type="float">
            <text:p>51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 table:formula="of:=IF([.AP52]=&quot;x&quot;;&quot;x&quot;;IF([.AP52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2" calcext:value-type="float">
            <text:p>52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 table:formula="of:=IF([.AP53]=&quot;x&quot;;&quot;x&quot;;IF([.AP53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3" calcext:value-type="float">
            <text:p>53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 table:formula="of:=IF([.AP54]=&quot;x&quot;;&quot;x&quot;;IF([.AP54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4" calcext:value-type="float">
            <text:p>54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 table:formula="of:=IF([.AP55]=&quot;x&quot;;&quot;x&quot;;IF([.AP55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 table:formula="of:=IF([.AP56]=&quot;x&quot;;&quot;x&quot;;IF([.AP56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6" calcext:value-type="float">
            <text:p>56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 table:formula="of:=IF([.AP57]=&quot;x&quot;;&quot;x&quot;;IF([.AP57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7" calcext:value-type="float">
            <text:p>57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 table:formula="of:=IF([.AP58]=&quot;x&quot;;&quot;x&quot;;IF([.AP58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8" calcext:value-type="float">
            <text:p>58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 table:formula="of:=IF([.AP59]=&quot;x&quot;;&quot;x&quot;;IF([.AP59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59" calcext:value-type="float">
            <text:p>59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 table:formula="of:=IF([.AP60]=&quot;x&quot;;&quot;x&quot;;IF([.AP60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 table:formula="of:=IF([.AP61]=&quot;x&quot;;&quot;x&quot;;IF([.AP61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1" calcext:value-type="float">
            <text:p>61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 table:formula="of:=IF([.AP62]=&quot;x&quot;;&quot;x&quot;;IF([.AP62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2" calcext:value-type="float">
            <text:p>62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 table:formula="of:=IF([.AP63]=&quot;x&quot;;&quot;x&quot;;IF([.AP63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3" calcext:value-type="float">
            <text:p>63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 table:formula="of:=IF([.AP64]=&quot;x&quot;;&quot;x&quot;;IF([.AP64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black</text:p>
          </table:table-cell>
          <table:table-cell table:style-name="ce12" table:content-validation-name="val3" office:value-type="string" calcext:value-type="string">
            <text:p>SLink</text:p>
          </table:table-cell>
          <table:table-cell table:style-name="ce14" table:content-validation-name="val5" office:value-type="float" office:value="64" calcext:value-type="float">
            <text:p>64</text:p>
          </table:table-cell>
          <table:table-cell table:style-name="ce17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number-columns-repeated="2" table:style-name="ce19" table:content-validation-name="val13" office:value-type="string" calcext:value-type="string">
            <text:p>yes</text:p>
          </table:table-cell>
          <table:table-cell/>
          <table:table-cell table:number-columns-repeated="24" table:style-name="ce15" table:content-validation-name="val14" office:value-type="string" calcext:value-type="string">
            <text:p>-</text:p>
          </table:table-cell>
          <table:table-cell/>
          <table:table-cell table:number-columns-repeated="8" table:style-name="ce15" table:content-validation-name="val14" office:value-type="string" calcext:value-type="string">
            <text:p>-</text:p>
          </table:table-cell>
          <table:table-cell/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 table:formula="of:=IF([.AP65]=&quot;x&quot;;&quot;x&quot;;IF([.AP65]=&quot;-&quot;;&quot;-&quot;;&quot;&quot;))" office:value-type="string" office:string-value="-" calcext:value-type="string">
            <text:p>-</text:p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/>
          <table:table-cell table:style-name="ce4"/>
          <table:table-cell/>
          <table:table-cell table:style-name="ce9" table:content-validation-name="val2"/>
          <table:table-cell table:style-name="ce13" table:content-validation-name="val4"/>
          <table:table-cell table:style-name="ce14" table:content-validation-name="val5"/>
          <table:table-cell table:style-name="ce17" table:content-validation-name="val6"/>
          <table:table-cell table:style-name="ce15" table:content-validation-name="val7"/>
          <table:table-cell table:style-name="ce15" table:content-validation-name="val8"/>
          <table:table-cell table:style-name="ce15" table:content-validation-name="val9"/>
          <table:table-cell table:style-name="ce15" table:content-validation-name="val10"/>
          <table:table-cell table:style-name="ce15" table:content-validation-name="val9"/>
          <table:table-cell table:content-validation-name="val12"/>
          <table:table-cell table:style-name="ce15" table:content-validation-name="val9"/>
          <table:table-cell/>
          <table:table-cell table:style-name="ce19" table:content-validation-name="val13" table:number-columns-repeated="2"/>
          <table:table-cell/>
          <table:table-cell table:style-name="ce15" table:content-validation-name="val14" table:number-columns-repeated="24"/>
          <table:table-cell/>
          <table:table-cell table:style-name="ce15" table:content-validation-name="val14" table:number-columns-repeated="8"/>
          <table:table-cell table:number-columns-repeated="26"/>
          <table:table-cell table:style-name="ce15" table:number-columns-repeated="8"/>
          <table:table-cell table:number-columns-repeated="16299"/>
        </table:table-row>
        <table:table-row table:style-name="ro2" table:number-rows-repeated="63">
          <table:table-cell/>
          <table:table-cell table:style-name="ce4"/>
          <table:table-cell/>
          <table:table-cell table:style-name="ce9" table:content-validation-name="val2"/>
          <table:table-cell table:style-name="ce13" table:content-validation-name="val4"/>
          <table:table-cell table:style-name="ce14" table:content-validation-name="val5"/>
          <table:table-cell table:style-name="ce17" table:content-validation-name="val6"/>
          <table:table-cell table:style-name="ce15" table:content-validation-name="val7"/>
          <table:table-cell table:style-name="ce15" table:content-validation-name="val8"/>
          <table:table-cell table:style-name="ce15" table:content-validation-name="val9"/>
          <table:table-cell table:style-name="ce15" table:content-validation-name="val10"/>
          <table:table-cell table:style-name="ce15" table:content-validation-name="val9"/>
          <table:table-cell table:content-validation-name="val12"/>
          <table:table-cell table:style-name="ce15" table:content-validation-name="val9"/>
          <table:table-cell/>
          <table:table-cell table:style-name="ce19" table:content-validation-name="val13" table:number-columns-repeated="2"/>
          <table:table-cell/>
          <table:table-cell table:style-name="ce15" table:content-validation-name="val14" table:number-columns-repeated="24"/>
          <table:table-cell/>
          <table:table-cell table:style-name="ce15" table:content-validation-name="val14" table:number-columns-repeated="8"/>
          <table:table-cell table:number-columns-repeated="26"/>
          <table:table-cell table:style-name="ce15" table:number-columns-repeated="8"/>
          <table:table-cell table:number-columns-repeated="16299"/>
        </table:table-row>
        <table:table-row table:style-name="ro2" table:number-rows-repeated="2">
          <table:table-cell/>
          <table:table-cell table:style-name="ce4"/>
          <table:table-cell table:number-columns-repeated="8"/>
          <table:table-cell table:style-name="ce15" table:content-validation-name="val11"/>
          <table:table-cell table:number-columns-repeated="16373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P1:Channels.P1048576 Channels.Q2:Channels.Q129 Channels.G1:Channels.I1 Channels.H130:Channels.I1048576 Channels.G29:Channels.G1048576 Channels.D1:Channels.F1048576 Channels.A2:Channels.A65">
            <calcext:condition calcext:apply-style-name="ConditionalStyle_1" calcext:value="=&quot;purple&quot;" calcext:base-cell-address="Channels.A2"/>
            <calcext:condition calcext:apply-style-name="ConditionalStyle_2" calcext:value="=&quot;light blue&quot;" calcext:base-cell-address="Channels.A2"/>
            <calcext:condition calcext:apply-style-name="ConditionalStyle_3" calcext:value="=&quot;green&quot;" calcext:base-cell-address="Channels.A2"/>
            <calcext:condition calcext:apply-style-name="ConditionalStyle_4" calcext:value="=&quot;red&quot;" calcext:base-cell-address="Channels.A2"/>
            <calcext:condition calcext:apply-style-name="ConditionalStyle_5" calcext:value="=&quot;black&quot;" calcext:base-cell-address="Channels.A2"/>
            <calcext:condition calcext:apply-style-name="ConditionalStyle_6" calcext:value="=&quot;yellow&quot;" calcext:base-cell-address="Channels.A2"/>
            <calcext:condition calcext:apply-style-name="ConditionalStyle_7" calcext:value="=&quot;blue&quot;" calcext:base-cell-address="Channels.A2"/>
          </calcext:conditional-format>
        </calcext:conditional-formats>
      </table:table>
      <table:table table:name="Sockets" table:style-name="ta2">
        <table:table-column table:style-name="co9" table:default-cell-style-name="ce16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8" table:default-cell-style-name="ce4"/>
        <table:table-column table:style-name="co13" table:number-columns-repeated="4" table:default-cell-style-name="ce4"/>
        <table:table-column table:style-name="co12" table:default-cell-style-name="ce4"/>
        <table:table-column table:style-name="co12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16363"/>
        <table:table-row table:style-name="ro3">
          <table:table-cell table:style-name="ce2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4" office:value-type="string" calcext:value-type="string">
            <text:p>Socket Number</text:p>
          </table:table-cell>
          <table:table-cell table:style-name="ce25" office:value-type="string" calcext:value-type="string">
            <text:p>Local Phantom</text:p>
          </table:table-cell>
          <table:table-cell table:style-name="ce25" office:value-type="string" calcext:value-type="string">
            <text:p>Local Pad</text:p>
          </table:table-cell>
          <table:table-cell table:style-name="ce25" office:value-type="string" calcext:value-type="string">
            <text:p>Local Gain</text:p>
          </table:table-cell>
          <table:table-cell table:style-name="ce26"/>
          <table:table-cell table:style-name="ce27" office:value-type="string" calcext:value-type="string">
            <text:p>DX1 Phantom</text:p>
          </table:table-cell>
          <table:table-cell table:style-name="ce27" office:value-type="string" calcext:value-type="string">
            <text:p>DX1 Pad</text:p>
          </table:table-cell>
          <table:table-cell table:style-name="ce27" office:value-type="string" calcext:value-type="string">
            <text:p>DX1 Gain</text:p>
          </table:table-cell>
          <table:table-cell table:style-name="ce26"/>
          <table:table-cell table:style-name="ce28" office:value-type="string" calcext:value-type="string">
            <text:p>DX3 Phantom</text:p>
          </table:table-cell>
          <table:table-cell table:style-name="ce28" office:value-type="string" calcext:value-type="string">
            <text:p>DX3 Pad</text:p>
          </table:table-cell>
          <table:table-cell table:style-name="ce28" office:value-type="string" calcext:value-type="string">
            <text:p>DX3 Gain</text:p>
          </table:table-cell>
          <table:table-cell table:style-name="ce26"/>
          <table:table-cell table:style-name="ce29" office:value-type="string" calcext:value-type="string">
            <text:p>Slink Phantom</text:p>
          </table:table-cell>
          <table:table-cell table:style-name="ce29" office:value-type="string" calcext:value-type="string">
            <text:p>Slink Pad</text:p>
          </table:table-cell>
          <table:table-cell table:style-name="ce29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14" table:default-cell-style-name="ce4"/>
        <table:table-column table:style-name="co15" table:number-columns-repeated="2" table:default-cell-style-name="ce16"/>
        <table:table-column table:style-name="co16" table:default-cell-style-name="ce16"/>
        <table:table-column table:style-name="co16" table:default-cell-style-name="ce4"/>
        <table:table-column table:style-name="co17" table:default-cell-style-name="ce16"/>
        <table:table-column table:style-name="co14" table:default-cell-style-name="Default"/>
        <table:table-column table:style-name="co14" table:visibility="collapse" table:default-cell-style-name="ce4"/>
        <table:table-column table:style-name="co18" table:number-columns-repeated="2" table:default-cell-style-name="ce4"/>
        <table:table-column table:style-name="co19" table:default-cell-style-name="ce16"/>
        <table:table-column table:style-name="co14" table:default-cell-style-name="Default"/>
        <table:table-column table:style-name="co14" table:visibility="collapse" table:default-cell-style-name="ce16"/>
        <table:table-column table:style-name="co14" table:default-cell-style-name="Default"/>
        <table:table-column table:style-name="co14" table:default-cell-style-name="ce4"/>
        <table:table-column table:style-name="co15" table:default-cell-style-name="ce16"/>
        <table:table-column table:style-name="co14" table:default-cell-style-name="Default"/>
        <table:table-column table:style-name="co14" table:visibility="collapse" table:default-cell-style-name="ce4"/>
        <table:table-column table:style-name="co20" table:number-columns-repeated="2" table:default-cell-style-name="ce4"/>
        <table:table-column table:style-name="co21" table:default-cell-style-name="ce16"/>
        <table:table-column table:style-name="co22" table:default-cell-style-name="ce16"/>
        <table:table-column table:style-name="co14" table:visibility="collapse" table:default-cell-style-name="ce4"/>
        <table:table-column table:style-name="co15" table:number-columns-repeated="2" table:default-cell-style-name="ce4"/>
        <table:table-column table:style-name="co18" table:default-cell-style-name="ce16"/>
        <table:table-column table:style-name="co23" table:default-cell-style-name="ce16"/>
        <table:table-column table:style-name="co16" table:visibility="collapse" table:default-cell-style-name="ce16"/>
        <table:table-column table:style-name="co20" table:default-cell-style-name="ce16"/>
        <table:table-column table:style-name="co20" table:default-cell-style-name="ce4"/>
        <table:table-column table:style-name="co24" table:default-cell-style-name="ce16"/>
        <table:table-column table:style-name="co21" table:default-cell-style-name="ce16"/>
        <table:table-column table:style-name="co14" table:visibility="collapse" table:default-cell-style-name="ce4"/>
        <table:table-column table:style-name="co25" table:default-cell-style-name="ce4"/>
        <table:table-column table:style-name="co25" table:default-cell-style-name="ce16"/>
        <table:table-column table:style-name="co14" table:number-columns-repeated="2" table:default-cell-style-name="Default"/>
        <table:table-column table:style-name="co14" table:visibility="collapse" table:default-cell-style-name="ce16"/>
        <table:table-column table:style-name="co24" table:number-columns-repeated="2" table:default-cell-style-name="ce16"/>
        <table:table-column table:style-name="co14" table:number-columns-repeated="2" table:default-cell-style-name="Default"/>
        <table:table-column table:style-name="co14" table:visibility="collapse" table:default-cell-style-name="ce16"/>
        <table:table-column table:style-name="co14" table:number-columns-repeated="2" table:default-cell-style-name="Default"/>
        <table:table-column table:style-name="co26" table:default-cell-style-name="ce16"/>
        <table:table-column table:style-name="co27" table:default-cell-style-name="ce16"/>
        <table:table-column table:style-name="co14" table:default-cell-style-name="Default"/>
        <table:table-column table:style-name="co14" table:visibility="collapse" table:number-columns-repeated="2" table:default-cell-style-name="ce16"/>
        <table:table-column table:style-name="co28" table:visibility="collapse" table:default-cell-style-name="ce16"/>
        <table:table-column table:style-name="co14" table:visibility="collapse" table:number-columns-repeated="2" table:default-cell-style-name="ce16"/>
        <table:table-column table:style-name="co29" table:visibility="collapse" table:default-cell-style-name="ce16"/>
        <table:table-column table:style-name="co30" table:visibility="collapse" table:default-cell-style-name="ce16"/>
        <table:table-column table:style-name="co14" table:number-columns-repeated="16329"/>
        <table:table-row table:style-name="ro2">
          <table:table-cell table:style-name="ce30" office:value-type="string" calcext:value-type="string">
            <text:p>DCA</text:p>
          </table:table-cell>
          <table:table-cell table:style-name="ce30" office:value-type="string" calcext:value-type="string">
            <text:p>DCA Name</text:p>
          </table:table-cell>
          <table:table-cell table:style-name="ce30" office:value-type="string" calcext:value-type="string">
            <text:p>DCA Color</text:p>
          </table:table-cell>
          <table:table-cell table:style-name="ce34"/>
          <table:table-cell table:style-name="ce35" office:value-type="string" calcext:value-type="string">
            <text:p>Mono Auxes</text:p>
          </table:table-cell>
          <table:table-cell table:style-name="ce35" office:value-type="string" calcext:value-type="string">
            <text:p>Aux Name</text:p>
          </table:table-cell>
          <table:table-cell table:style-name="ce35" office:value-type="string" calcext:value-type="string">
            <text:p>Aux Color</text:p>
          </table:table-cell>
          <table:table-cell table:style-name="ce34" table:number-columns-repeated="2"/>
          <table:table-cell table:style-name="ce35" office:value-type="string" calcext:value-type="string">
            <text:p>Stereo Auxes</text:p>
          </table:table-cell>
          <table:table-cell table:style-name="ce35" office:value-type="string" calcext:value-type="string">
            <text:p>StAux Name</text:p>
          </table:table-cell>
          <table:table-cell table:style-name="ce35" office:value-type="string" calcext:value-type="string">
            <text:p>StAux Color</text:p>
          </table:table-cell>
          <table:table-cell table:style-name="ce34" table:number-columns-repeated="2"/>
          <table:table-cell table:style-name="ce39" office:value-type="string" calcext:value-type="string">
            <text:p>Mono Group</text:p>
          </table:table-cell>
          <table:table-cell table:style-name="ce39" office:value-type="string" calcext:value-type="string">
            <text:p>Group Name</text:p>
          </table:table-cell>
          <table:table-cell table:style-name="ce39" office:value-type="string" calcext:value-type="string">
            <text:p>Group Color</text:p>
          </table:table-cell>
          <table:table-cell table:style-name="ce34" table:number-columns-repeated="2"/>
          <table:table-cell table:style-name="ce39" office:value-type="string" calcext:value-type="string">
            <text:p>Stereo Group</text:p>
          </table:table-cell>
          <table:table-cell table:style-name="ce39" office:value-type="string" calcext:value-type="string">
            <text:p>StGroup Name</text:p>
          </table:table-cell>
          <table:table-cell table:style-name="ce39" office:value-type="string" calcext:value-type="string">
            <text:p>StGroup Color</text:p>
          </table:table-cell>
          <table:table-cell table:style-name="ce34" table:number-columns-repeated="2"/>
          <table:table-cell table:style-name="ce41" office:value-type="string" calcext:value-type="string">
            <text:p>Mono Matrix</text:p>
          </table:table-cell>
          <table:table-cell table:style-name="ce41" office:value-type="string" calcext:value-type="string">
            <text:p>Matrix Name</text:p>
          </table:table-cell>
          <table:table-cell table:style-name="ce41" office:value-type="string" calcext:value-type="string">
            <text:p>Matrix Color</text:p>
          </table:table-cell>
          <table:table-cell table:style-name="ce34" table:number-columns-repeated="2"/>
          <table:table-cell table:style-name="ce41" office:value-type="string" calcext:value-type="string">
            <text:p>Stereo Matrix</text:p>
          </table:table-cell>
          <table:table-cell table:style-name="ce41" office:value-type="string" calcext:value-type="string">
            <text:p>StMatrix Name</text:p>
          </table:table-cell>
          <table:table-cell table:style-name="ce41" office:value-type="string" calcext:value-type="string">
            <text:p>StMatrix Color</text:p>
          </table:table-cell>
          <table:table-cell table:number-columns-repeated="2"/>
          <table:table-cell table:style-name="ce35" office:value-type="string" calcext:value-type="string">
            <text:p>Mono FX Send</text:p>
          </table:table-cell>
          <table:table-cell table:style-name="ce35" office:value-type="string" calcext:value-type="string">
            <text:p>FX Name</text:p>
          </table:table-cell>
          <table:table-cell table:style-name="ce35" office:value-type="string" calcext:value-type="string">
            <text:p>FX Color</text:p>
          </table:table-cell>
          <table:table-cell table:number-columns-repeated="2"/>
          <table:table-cell table:style-name="ce35" office:value-type="string" calcext:value-type="string">
            <text:p>Stereo FX Send</text:p>
          </table:table-cell>
          <table:table-cell table:style-name="ce35" office:value-type="string" calcext:value-type="string">
            <text:p>StFX Name</text:p>
          </table:table-cell>
          <table:table-cell table:style-name="ce35" office:value-type="string" calcext:value-type="string">
            <text:p>StFX Color</text:p>
          </table:table-cell>
          <table:table-cell/>
          <table:table-cell table:style-name="ce16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6"/>
          <table:table-cell table:style-name="ce35" office:value-type="string" calcext:value-type="string">
            <text:p>UFX Send</text:p>
          </table:table-cell>
          <table:table-cell table:style-name="ce35" office:value-type="string" calcext:value-type="string">
            <text:p>UFX Name</text:p>
          </table:table-cell>
          <table:table-cell table:style-name="ce35" office:value-type="string" calcext:value-type="string">
            <text:p>UFX Color</text:p>
          </table:table-cell>
          <table:table-cell/>
          <table:table-cell table:style-name="ce45" office:value-type="string" calcext:value-type="string">
            <text:p>UFX Return</text:p>
          </table:table-cell>
          <table:table-cell table:style-name="ce45" office:value-type="string" calcext:value-type="string">
            <text:p>UFX Return Name</text:p>
          </table:table-cell>
          <table:table-cell table:style-name="ce45" office:value-type="string" calcext:value-type="string">
            <text:p>UFX Return Color</text:p>
          </table:table-cell>
          <table:table-cell table:style-name="ce16" table:number-columns-repeated="16329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Drums</text:p>
          </table:table-cell>
          <table:table-cell table:style-name="ce33" table:content-validation-name="val17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Aux1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Aux1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2]&lt;&gt;CONCATENATE(&quot;STAux&quot;;[.J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Grp1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]&lt;&gt;CONCATENATE(&quot;Grp&quot;;[.O2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Grp1</text:p>
          </table:table-cell>
          <table:table-cell table:style-name="ce33" table:content-validation-name="val17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Mtx1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]&lt;&gt;CONCATENATE(&quot;Mtx&quot;;[.Y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Mtx1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1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2]&lt;&gt;CONCATENATE(&quot;Fx&quot;;[.AI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Fx1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2]&lt;&gt;CONCATENATE(&quot;StFx&quot;;[.AN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Ret1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1</text:p>
          </table:table-cell>
          <table:table-cell table:style-name="ce46" table:content-validation-name="val19" office:value-type="string" calcext:value-type="string">
            <text:p>blue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Ret1</text:p>
          </table:table-cell>
          <table:table-cell table:style-name="ce46" table:content-validation-name="val19" office:value-type="string" calcext:value-type="string">
            <text:p>blue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Perc</text:p>
          </table:table-cell>
          <table:table-cell table:style-name="ce33" table:content-validation-name="val17" office:value-type="string" calcext:value-type="string">
            <text:p>blue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Aux2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Aux2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3]&lt;&gt;CONCATENATE(&quot;STAux&quot;;[.J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Grp2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]&lt;&gt;CONCATENATE(&quot;Grp&quot;;[.O3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Grp2</text:p>
          </table:table-cell>
          <table:table-cell table:style-name="ce33" table:content-validation-name="val17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Mtx2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]&lt;&gt;CONCATENATE(&quot;Mtx&quot;;[.Y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Mtx2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2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3]&lt;&gt;CONCATENATE(&quot;Fx&quot;;[.AI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Fx2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3]&lt;&gt;CONCATENATE(&quot;StFx&quot;;[.AN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Ret2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2</text:p>
          </table:table-cell>
          <table:table-cell table:style-name="ce47" table:content-validation-name="val19" office:value-type="string" calcext:value-type="string">
            <text:p>red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Ret2</text:p>
          </table:table-cell>
          <table:table-cell table:style-name="ce47" table:content-validation-name="val19" office:value-type="string" calcext:value-type="string">
            <text:p>red</text:p>
          </table:table-cell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Bass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Aux3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Aux3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4]&lt;&gt;CONCATENATE(&quot;STAux&quot;;[.J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Grp3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4]&lt;&gt;CONCATENATE(&quot;Grp&quot;;[.O4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Grp3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Mtx3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4]&lt;&gt;CONCATENATE(&quot;Mtx&quot;;[.Y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Mtx3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3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4]&lt;&gt;CONCATENATE(&quot;Fx&quot;;[.AI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Fx3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4]&lt;&gt;CONCATENATE(&quot;StFx&quot;;[.AN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Ret3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3</text:p>
          </table:table-cell>
          <table:table-cell table:style-name="ce47" table:content-validation-name="val19" office:value-type="string" calcext:value-type="string">
            <text:p>yellow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Ret3</text:p>
          </table:table-cell>
          <table:table-cell table:style-name="ce47" table:content-validation-name="val19" office:value-type="string" calcext:value-type="string">
            <text:p>yellow</text:p>
          </table:table-cell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Egit</text:p>
          </table:table-cell>
          <table:table-cell table:style-name="ce33" table:content-validation-name="val17" office:value-type="string" calcext:value-type="string">
            <text:p>yellow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ux4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Aux4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5]&lt;&gt;CONCATENATE(&quot;STAux&quot;;[.J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Grp4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5]&lt;&gt;CONCATENATE(&quot;Grp&quot;;[.O5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Grp4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Mtx4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5]&lt;&gt;CONCATENATE(&quot;Mtx&quot;;[.Y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Mtx4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4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5]&lt;&gt;CONCATENATE(&quot;Fx&quot;;[.AI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Fx4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5]&lt;&gt;CONCATENATE(&quot;StFx&quot;;[.AN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Ret4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4</text:p>
          </table:table-cell>
          <table:table-cell table:style-name="ce47" table:content-validation-name="val19" office:value-type="string" calcext:value-type="string">
            <text:p>green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Ret4</text:p>
          </table:table-cell>
          <table:table-cell table:style-name="ce47" table:content-validation-name="val19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Accu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ux5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Aux5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6]&lt;&gt;CONCATENATE(&quot;STAux&quot;;[.J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Grp5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6]&lt;&gt;CONCATENATE(&quot;Grp&quot;;[.O6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Grp5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Mtx5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6]&lt;&gt;CONCATENATE(&quot;Mtx&quot;;[.Y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Mtx5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5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6]&lt;&gt;CONCATENATE(&quot;Fx&quot;;[.AI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Fx5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6]&lt;&gt;CONCATENATE(&quot;StFx&quot;;[.AN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Ret5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5</text:p>
          </table:table-cell>
          <table:table-cell table:style-name="ce47" table:content-validation-name="val19" office:value-type="string" calcext:value-type="string">
            <text:p>light blue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Ret5</text:p>
          </table:table-cell>
          <table:table-cell table:style-name="ce47" table:content-validation-name="val19" office:value-type="string" calcext:value-type="string">
            <text:p>light blue</text:p>
          </table:table-cell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Keys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Aux6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Aux6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7]&lt;&gt;CONCATENATE(&quot;STAux&quot;;[.J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Grp6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7]&lt;&gt;CONCATENATE(&quot;Grp&quot;;[.O7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Grp6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Mtx6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7]&lt;&gt;CONCATENATE(&quot;Mtx&quot;;[.Y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Mtx6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6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7]&lt;&gt;CONCATENATE(&quot;Fx&quot;;[.AI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Fx6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7]&lt;&gt;CONCATENATE(&quot;StFx&quot;;[.AN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Ret6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6</text:p>
          </table:table-cell>
          <table:table-cell table:style-name="ce48" table:content-validation-name="val19" office:value-type="string" calcext:value-type="string">
            <text:p>whit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Ret6</text:p>
          </table:table-cell>
          <table:table-cell table:style-name="ce48" table:content-validation-name="val19" office:value-type="string" calcext:value-type="string">
            <text:p>white</text:p>
          </table:table-cell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Lead</text:p>
          </table:table-cell>
          <table:table-cell table:style-name="ce33" table:content-validation-name="val17" office:value-type="string" calcext:value-type="string">
            <text:p>whit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ux7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Aux7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8]&lt;&gt;CONCATENATE(&quot;STAux&quot;;[.J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Grp7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8]&lt;&gt;CONCATENATE(&quot;Grp&quot;;[.O8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Grp7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Mtx7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8]&lt;&gt;CONCATENATE(&quot;Mtx&quot;;[.Y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Mtx7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7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8]&lt;&gt;CONCATENATE(&quot;Fx&quot;;[.AI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Fx7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8]&lt;&gt;CONCATENATE(&quot;StFx&quot;;[.AN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Ret7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7</text:p>
          </table:table-cell>
          <table:table-cell table:style-name="ce48" table:content-validation-name="val19" office:value-type="string" calcext:value-type="string">
            <text:p>purple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Ret7</text:p>
          </table:table-cell>
          <table:table-cell table:style-name="ce48" table:content-validation-name="val19" office:value-type="string" calcext:value-type="string">
            <text:p>purple</text:p>
          </table:table-cell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BV</text:p>
          </table:table-cell>
          <table:table-cell table:style-name="ce33" table:content-validation-name="val17" office:value-type="string" calcext:value-type="string">
            <text:p>purple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ux8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Aux8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9]&lt;&gt;CONCATENATE(&quot;STAux&quot;;[.J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Grp8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9]&lt;&gt;CONCATENATE(&quot;Grp&quot;;[.O9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Grp8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Mtx8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9]&lt;&gt;CONCATENATE(&quot;Mtx&quot;;[.Y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Mtx8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8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9]&lt;&gt;CONCATENATE(&quot;Fx&quot;;[.AI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Fx8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9]&lt;&gt;CONCATENATE(&quot;StFx&quot;;[.AN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Ret8</text:p>
          </table:table-cell>
          <table:table-cell table:style-name="ce33" table:content-validation-name="val17" office:value-type="string" calcext:value-type="string">
            <text:p>green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8</text:p>
          </table:table-cell>
          <table:table-cell table:style-name="ce48" table:content-validation-name="val19" office:value-type="string" calcext:value-type="string">
            <text:p>black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Ret8</text:p>
          </table:table-cell>
          <table:table-cell table:style-name="ce48" table:content-validation-name="val19" office:value-type="string" calcext:value-type="string">
            <text:p>black</text:p>
          </table:table-cell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FX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ux9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Aux9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0]&lt;&gt;CONCATENATE(&quot;STAux&quot;;[.J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Grp9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0]&lt;&gt;CONCATENATE(&quot;Grp&quot;;[.O10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Grp9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Mtx9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0]&lt;&gt;CONCATENATE(&quot;Mtx&quot;;[.Y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Mtx9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9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10]&lt;&gt;CONCATENATE(&quot;Fx&quot;;[.AI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Fx9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10]&lt;&gt;CONCATENATE(&quot;StFx&quot;;[.AN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Ret9</text:p>
          </table:table-cell>
          <table:table-cell table:style-name="ce33" table:content-validation-name="val17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ca10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ux10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Aux10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1]&lt;&gt;CONCATENATE(&quot;STAux&quot;;[.J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Grp10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1]&lt;&gt;CONCATENATE(&quot;Grp&quot;;[.O11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Grp10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Mtx10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1]&lt;&gt;CONCATENATE(&quot;Mtx&quot;;[.Y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Mtx10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10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11]&lt;&gt;CONCATENATE(&quot;Fx&quot;;[.AI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Fx10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11]&lt;&gt;CONCATENATE(&quot;StFx&quot;;[.AN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Ret10</text:p>
          </table:table-cell>
          <table:table-cell table:style-name="ce33" table:content-validation-name="val17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Dca11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Aux11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Aux11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2]&lt;&gt;CONCATENATE(&quot;STAux&quot;;[.J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Grp11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2]&lt;&gt;CONCATENATE(&quot;Grp&quot;;[.O12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Grp11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Mtx11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2]&lt;&gt;CONCATENATE(&quot;Mtx&quot;;[.Y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Mtx11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11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12]&lt;&gt;CONCATENATE(&quot;Fx&quot;;[.AI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Fx11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12]&lt;&gt;CONCATENATE(&quot;StFx&quot;;[.AN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Ret11</text:p>
          </table:table-cell>
          <table:table-cell table:style-name="ce33" table:content-validation-name="val17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Dca12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Aux12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Aux12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3]&lt;&gt;CONCATENATE(&quot;STAux&quot;;[.J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Grp12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3]&lt;&gt;CONCATENATE(&quot;Grp&quot;;[.O13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Grp12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Mtx12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3]&lt;&gt;CONCATENATE(&quot;Mtx&quot;;[.Y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Mtx12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12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J13]&lt;&gt;CONCATENATE(&quot;Fx&quot;;[.AI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Fx12</text:p>
          </table:table-cell>
          <table:table-cell table:style-name="ce33" table:content-validation-name="val17" office:value-type="string" calcext:value-type="string">
            <text:p>light blue</text:p>
          </table:table-cell>
          <table:table-cell table:style-name="ce4" table:formula="of:=IF([.AO13]&lt;&gt;CONCATENATE(&quot;StFx&quot;;[.AN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Ret12</text:p>
          </table:table-cell>
          <table:table-cell table:style-name="ce33" table:content-validation-name="val17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Dca13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Aux13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Aux13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4]&lt;&gt;CONCATENATE(&quot;STAux&quot;;[.J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Grp13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4]&lt;&gt;CONCATENATE(&quot;Grp&quot;;[.O14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Grp13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Mtx13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4]&lt;&gt;CONCATENATE(&quot;Mtx&quot;;[.Y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Mtx13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AJ14]&lt;&gt;CONCATENATE(&quot;Fx&quot;;[.AI14]);1;0)"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4" table:formula="of:=IF([.AO14]&lt;&gt;CONCATENATE(&quot;StFx&quot;;[.AN14]);1;0)" office:value-type="float" office:value="1" calcext:value-type="float">
            <text:p>1</text:p>
          </table:table-cell>
          <table:table-cell table:style-name="ce4"/>
          <table:table-cell table:style-name="ce16"/>
          <table:table-cell table:number-columns-repeated="10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Dca14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Aux14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Aux14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5]&lt;&gt;CONCATENATE(&quot;STAux&quot;;[.J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Grp14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5]&lt;&gt;CONCATENATE(&quot;Grp&quot;;[.O15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Grp14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Mtx14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5]&lt;&gt;CONCATENATE(&quot;Mtx&quot;;[.Y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Mtx14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AJ15]&lt;&gt;CONCATENATE(&quot;Fx&quot;;[.AI15]);1;0)"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4" table:formula="of:=IF([.AO15]&lt;&gt;CONCATENATE(&quot;StFx&quot;;[.AN15]);1;0)" office:value-type="float" office:value="1" calcext:value-type="float">
            <text:p>1</text:p>
          </table:table-cell>
          <table:table-cell table:style-name="ce4"/>
          <table:table-cell table:style-name="ce16"/>
          <table:table-cell table:number-columns-repeated="10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Dca15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Aux15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Aux15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6]&lt;&gt;CONCATENATE(&quot;STAux&quot;;[.J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Grp15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6]&lt;&gt;CONCATENATE(&quot;Grp&quot;;[.O16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Grp15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Mtx15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6]&lt;&gt;CONCATENATE(&quot;Mtx&quot;;[.Y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Mtx15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AJ16]&lt;&gt;CONCATENATE(&quot;Fx&quot;;[.AI16]);1;0)"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4" table:formula="of:=IF([.AO16]&lt;&gt;CONCATENATE(&quot;StFx&quot;;[.AN16]);1;0)" office:value-type="float" office:value="1" calcext:value-type="float">
            <text:p>1</text:p>
          </table:table-cell>
          <table:table-cell table:style-name="ce4"/>
          <table:table-cell table:style-name="ce16"/>
          <table:table-cell table:number-columns-repeated="10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Dca16</text:p>
          </table:table-cell>
          <table:table-cell table:style-name="ce33" table:content-validation-name="val17" office:value-type="string" calcext:value-type="string">
            <text:p>red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Aux16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Aux16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7]&lt;&gt;CONCATENATE(&quot;STAux&quot;;[.J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Grp16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7]&lt;&gt;CONCATENATE(&quot;Grp&quot;;[.O17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Grp16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Mtx16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7]&lt;&gt;CONCATENATE(&quot;Mtx&quot;;[.Y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Mtx16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AJ17]&lt;&gt;CONCATENATE(&quot;Fx&quot;;[.AI17]);1;0)" office:value-type="float" office:value="1" calcext:value-type="float">
            <text:p>1</text:p>
          </table:table-cell>
          <table:table-cell table:style-name="ce4"/>
          <table:table-cell table:number-columns-repeated="3"/>
          <table:table-cell table:style-name="ce4" table:formula="of:=IF([.AO17]&lt;&gt;CONCATENATE(&quot;StFx&quot;;[.AN17]);1;0)" office:value-type="float" office:value="1" calcext:value-type="float">
            <text:p>1</text:p>
          </table:table-cell>
          <table:table-cell table:style-name="ce4"/>
          <table:table-cell table:style-name="ce16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Aux17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Aux17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8]&lt;&gt;CONCATENATE(&quot;STAux&quot;;[.J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Grp17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8]&lt;&gt;CONCATENATE(&quot;Grp&quot;;[.O18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Grp17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Mtx17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8]&lt;&gt;CONCATENATE(&quot;Mtx&quot;;[.Y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Mtx17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1"/>
          <table:table-cell table:style-name="ce16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Aux18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Aux18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19]&lt;&gt;CONCATENATE(&quot;STAux&quot;;[.J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Grp18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19]&lt;&gt;CONCATENATE(&quot;Grp&quot;;[.O19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Grp18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Mtx18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19]&lt;&gt;CONCATENATE(&quot;Mtx&quot;;[.Y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Mtx18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Aux19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Aux19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20]&lt;&gt;CONCATENATE(&quot;STAux&quot;;[.J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Grp19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0]&lt;&gt;CONCATENATE(&quot;Grp&quot;;[.O20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Grp19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Mtx19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0]&lt;&gt;CONCATENATE(&quot;Mtx&quot;;[.Y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Mtx19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Aux20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Aux20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style-name="ce4" table:formula="of:=IF([.K21]&lt;&gt;CONCATENATE(&quot;STAux&quot;;[.J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Grp20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1]&lt;&gt;CONCATENATE(&quot;Grp&quot;;[.O21]);1;0)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Grp20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Mtx20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1]&lt;&gt;CONCATENATE(&quot;Mtx&quot;;[.Y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Mtx20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Aux21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8"/>
          <table:table-cell table:style-name="ce4" table:formula="of:=IF([.K22]&lt;&gt;CONCATENATE(&quot;STAux&quot;;[.J22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Grp21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2]&lt;&gt;CONCATENATE(&quot;Grp&quot;;[.O22]);1;0)" office:value-type="float" office:value="0" calcext:value-type="float">
            <text:p>0</text:p>
          </table:table-cell>
          <table:table-cell table:style-name="ce40"/>
          <table:table-cell table:number-columns-repeated="2"/>
          <table:table-cell table:style-name="ce38" table:content-validation-name="val18"/>
          <table:table-cell table:formula="of:=IF([.U22]&lt;&gt;CONCATENATE(&quot;StGrp&quot;;[.T22]);1;0)" office:value-type="float" office:value="1" calcext:value-type="float">
            <text:p>1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Mtx21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2]&lt;&gt;CONCATENATE(&quot;Mtx&quot;;[.Y22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2" table:content-validation-name="val18"/>
          <table:table-cell table:formula="of:=IF([.AE22]&lt;&gt;CONCATENATE(&quot;StMtx&quot;;[.AD22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Aux22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3]&lt;&gt;CONCATENATE(&quot;STAux&quot;;[.J23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Grp22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3]&lt;&gt;CONCATENATE(&quot;Grp&quot;;[.O23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3]&lt;&gt;CONCATENATE(&quot;StGrp&quot;;[.T23]);1;0)" office:value-type="float" office:value="1" calcext:value-type="float">
            <text:p>1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Mtx22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3]&lt;&gt;CONCATENATE(&quot;Mtx&quot;;[.Y23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3]&lt;&gt;CONCATENATE(&quot;StMtx&quot;;[.AD23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Aux23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4]&lt;&gt;CONCATENATE(&quot;STAux&quot;;[.J24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Grp23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4]&lt;&gt;CONCATENATE(&quot;Grp&quot;;[.O24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4]&lt;&gt;CONCATENATE(&quot;StGrp&quot;;[.T24]);1;0)" office:value-type="float" office:value="1" calcext:value-type="float">
            <text:p>1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Mtx23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4]&lt;&gt;CONCATENATE(&quot;Mtx&quot;;[.Y24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4]&lt;&gt;CONCATENATE(&quot;StMtx&quot;;[.AD24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Aux24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5]&lt;&gt;CONCATENATE(&quot;STAux&quot;;[.J25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Grp24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5]&lt;&gt;CONCATENATE(&quot;Grp&quot;;[.O25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5]&lt;&gt;CONCATENATE(&quot;StGrp&quot;;[.T25]);1;0)" office:value-type="float" office:value="1" calcext:value-type="float">
            <text:p>1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Mtx24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5]&lt;&gt;CONCATENATE(&quot;Mtx&quot;;[.Y25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5]&lt;&gt;CONCATENATE(&quot;StMtx&quot;;[.AD25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Aux25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6]&lt;&gt;CONCATENATE(&quot;STAux&quot;;[.J26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Grp25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6]&lt;&gt;CONCATENATE(&quot;Grp&quot;;[.O26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6]&lt;&gt;CONCATENATE(&quot;StGrp&quot;;[.T26]);1;0)" office:value-type="float" office:value="1" calcext:value-type="float">
            <text:p>1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Mtx25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6]&lt;&gt;CONCATENATE(&quot;Mtx&quot;;[.Y26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6]&lt;&gt;CONCATENATE(&quot;StMtx&quot;;[.AD26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Aux26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7]&lt;&gt;CONCATENATE(&quot;STAux&quot;;[.J27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Grp26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7]&lt;&gt;CONCATENATE(&quot;Grp&quot;;[.O27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7]&lt;&gt;CONCATENATE(&quot;StGrp&quot;;[.T27]);1;0)" office:value-type="float" office:value="1" calcext:value-type="float">
            <text:p>1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Mtx26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7]&lt;&gt;CONCATENATE(&quot;Mtx&quot;;[.Y27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7]&lt;&gt;CONCATENATE(&quot;StMtx&quot;;[.AD27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Aux27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8]&lt;&gt;CONCATENATE(&quot;STAux&quot;;[.J28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Grp27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8]&lt;&gt;CONCATENATE(&quot;Grp&quot;;[.O28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8]&lt;&gt;CONCATENATE(&quot;StGrp&quot;;[.T28]);1;0)" office:value-type="float" office:value="1" calcext:value-type="float">
            <text:p>1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Mtx27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8]&lt;&gt;CONCATENATE(&quot;Mtx&quot;;[.Y28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8]&lt;&gt;CONCATENATE(&quot;StMtx&quot;;[.AD28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Aux28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29]&lt;&gt;CONCATENATE(&quot;STAux&quot;;[.J29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Grp28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29]&lt;&gt;CONCATENATE(&quot;Grp&quot;;[.O29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29]&lt;&gt;CONCATENATE(&quot;StGrp&quot;;[.T29]);1;0)" office:value-type="float" office:value="1" calcext:value-type="float">
            <text:p>1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Mtx28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29]&lt;&gt;CONCATENATE(&quot;Mtx&quot;;[.Y29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29]&lt;&gt;CONCATENATE(&quot;StMtx&quot;;[.AD29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Aux29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30]&lt;&gt;CONCATENATE(&quot;STAux&quot;;[.J30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Grp29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0]&lt;&gt;CONCATENATE(&quot;Grp&quot;;[.O30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30]&lt;&gt;CONCATENATE(&quot;StGrp&quot;;[.T30]);1;0)" office:value-type="float" office:value="1" calcext:value-type="float">
            <text:p>1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Mtx29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0]&lt;&gt;CONCATENATE(&quot;Mtx&quot;;[.Y30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30]&lt;&gt;CONCATENATE(&quot;StMtx&quot;;[.AD30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Aux30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 table:number-columns-repeated="3"/>
          <table:table-cell table:style-name="ce38" table:content-validation-name="val18"/>
          <table:table-cell table:style-name="ce4" table:formula="of:=IF([.K31]&lt;&gt;CONCATENATE(&quot;STAux&quot;;[.J31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Grp30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1]&lt;&gt;CONCATENATE(&quot;Grp&quot;;[.O31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31]&lt;&gt;CONCATENATE(&quot;StGrp&quot;;[.T31]);1;0)" office:value-type="float" office:value="1" calcext:value-type="float">
            <text:p>1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Mtx30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1]&lt;&gt;CONCATENATE(&quot;Mtx&quot;;[.Y31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31]&lt;&gt;CONCATENATE(&quot;StMtx&quot;;[.AD31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Aux31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32]&lt;&gt;CONCATENATE(&quot;STAux&quot;;[.J32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Grp31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2]&lt;&gt;CONCATENATE(&quot;Grp&quot;;[.O32]);1;0)" office:value-type="float" office:value="0" calcext:value-type="float">
            <text:p>0</text:p>
          </table:table-cell>
          <table:table-cell table:style-name="ce40"/>
          <table:table-cell table:number-columns-repeated="3"/>
          <table:table-cell table:formula="of:=IF([.U32]&lt;&gt;CONCATENATE(&quot;StGrp&quot;;[.T32]);1;0)" office:value-type="float" office:value="1" calcext:value-type="float">
            <text:p>1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Mtx31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2]&lt;&gt;CONCATENATE(&quot;Mtx&quot;;[.Y32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32]&lt;&gt;CONCATENATE(&quot;StMtx&quot;;[.AD32]);1;0)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Aux32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Grp32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3]&lt;&gt;CONCATENATE(&quot;Grp&quot;;[.O33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Mtx32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3]&lt;&gt;CONCATENATE(&quot;Mtx&quot;;[.Y33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2" table:content-validation-name="val18"/>
          <table:table-cell table:number-columns-repeated="3"/>
          <table:table-cell table:style-name="ce43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Aux33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Grp33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4]&lt;&gt;CONCATENATE(&quot;Grp&quot;;[.O34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Mtx33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4]&lt;&gt;CONCATENATE(&quot;Mtx&quot;;[.Y34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44" table:content-validation-name="val18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Aux34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Grp34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5]&lt;&gt;CONCATENATE(&quot;Grp&quot;;[.O35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Mtx34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5]&lt;&gt;CONCATENATE(&quot;Mtx&quot;;[.Y35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43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Aux35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Grp35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6]&lt;&gt;CONCATENATE(&quot;Grp&quot;;[.O36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Mtx35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6]&lt;&gt;CONCATENATE(&quot;Mtx&quot;;[.Y3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Aux36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Grp36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7]&lt;&gt;CONCATENATE(&quot;Grp&quot;;[.O37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Mtx36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7]&lt;&gt;CONCATENATE(&quot;Mtx&quot;;[.Y3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Aux37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Grp37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8]&lt;&gt;CONCATENATE(&quot;Grp&quot;;[.O38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Mtx37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8]&lt;&gt;CONCATENATE(&quot;Mtx&quot;;[.Y3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Aux38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Grp38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39]&lt;&gt;CONCATENATE(&quot;Grp&quot;;[.O39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Mtx38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39]&lt;&gt;CONCATENATE(&quot;Mtx&quot;;[.Y3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Aux39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Grp39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40]&lt;&gt;CONCATENATE(&quot;Grp&quot;;[.O40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Mtx39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40]&lt;&gt;CONCATENATE(&quot;Mtx&quot;;[.Y4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Aux40</text:p>
          </table:table-cell>
          <table:table-cell table:style-name="ce37" table:content-validation-name="val17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Grp40</text:p>
          </table:table-cell>
          <table:table-cell table:style-name="ce37" table:content-validation-name="val17" office:value-type="string" calcext:value-type="string">
            <text:p>blue</text:p>
          </table:table-cell>
          <table:table-cell table:style-name="ce40" table:formula="of:=IF([.P41]&lt;&gt;CONCATENATE(&quot;Grp&quot;;[.O41]);1;0)" office:value-type="float" office:value="0" calcext:value-type="float">
            <text:p>0</text:p>
          </table:table-cell>
          <table:table-cell table:style-name="ce40"/>
          <table:table-cell table:number-columns-repeated="5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Mtx40</text:p>
          </table:table-cell>
          <table:table-cell table:style-name="ce37" table:content-validation-name="val17" office:value-type="string" calcext:value-type="string">
            <text:p>purple</text:p>
          </table:table-cell>
          <table:table-cell table:style-name="ce4" table:formula="of:=IF([.Z41]&lt;&gt;CONCATENATE(&quot;Mtx&quot;;[.Y4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2]&lt;&gt;CONCATENATE(&quot;Aux&quot;;[.E42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2]&lt;&gt;CONCATENATE(&quot;Grp&quot;;[.O42]);1;0)" office:value-type="float" office:value="1" calcext:value-type="float">
            <text:p>1</text:p>
          </table:table-cell>
          <table:table-cell table:style-name="ce40"/>
          <table:table-cell table:number-columns-repeated="7"/>
          <table:table-cell table:style-name="ce38" table:content-validation-name="val18"/>
          <table:table-cell table:style-name="ce4" table:formula="of:=IF([.Z42]&lt;&gt;CONCATENATE(&quot;Mtx&quot;;[.Y42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3]&lt;&gt;CONCATENATE(&quot;Aux&quot;;[.E43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3]&lt;&gt;CONCATENATE(&quot;Grp&quot;;[.O43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3]&lt;&gt;CONCATENATE(&quot;Mtx&quot;;[.Y43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4]&lt;&gt;CONCATENATE(&quot;Aux&quot;;[.E44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4]&lt;&gt;CONCATENATE(&quot;Grp&quot;;[.O44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4]&lt;&gt;CONCATENATE(&quot;Mtx&quot;;[.Y44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5]&lt;&gt;CONCATENATE(&quot;Aux&quot;;[.E45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5]&lt;&gt;CONCATENATE(&quot;Grp&quot;;[.O45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5]&lt;&gt;CONCATENATE(&quot;Mtx&quot;;[.Y45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6]&lt;&gt;CONCATENATE(&quot;Aux&quot;;[.E46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6]&lt;&gt;CONCATENATE(&quot;Grp&quot;;[.O46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6]&lt;&gt;CONCATENATE(&quot;Mtx&quot;;[.Y46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7]&lt;&gt;CONCATENATE(&quot;Aux&quot;;[.E47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7]&lt;&gt;CONCATENATE(&quot;Grp&quot;;[.O47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7]&lt;&gt;CONCATENATE(&quot;Mtx&quot;;[.Y47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8]&lt;&gt;CONCATENATE(&quot;Aux&quot;;[.E48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8]&lt;&gt;CONCATENATE(&quot;Grp&quot;;[.O48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8]&lt;&gt;CONCATENATE(&quot;Mtx&quot;;[.Y48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49]&lt;&gt;CONCATENATE(&quot;Aux&quot;;[.E49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49]&lt;&gt;CONCATENATE(&quot;Grp&quot;;[.O49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49]&lt;&gt;CONCATENATE(&quot;Mtx&quot;;[.Y49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0]&lt;&gt;CONCATENATE(&quot;Aux&quot;;[.E50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0]&lt;&gt;CONCATENATE(&quot;Grp&quot;;[.O50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0]&lt;&gt;CONCATENATE(&quot;Mtx&quot;;[.Y50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1]&lt;&gt;CONCATENATE(&quot;Aux&quot;;[.E51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1]&lt;&gt;CONCATENATE(&quot;Grp&quot;;[.O51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1]&lt;&gt;CONCATENATE(&quot;Mtx&quot;;[.Y51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2]&lt;&gt;CONCATENATE(&quot;Aux&quot;;[.E52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2]&lt;&gt;CONCATENATE(&quot;Grp&quot;;[.O52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2]&lt;&gt;CONCATENATE(&quot;Mtx&quot;;[.Y52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3]&lt;&gt;CONCATENATE(&quot;Aux&quot;;[.E53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3]&lt;&gt;CONCATENATE(&quot;Grp&quot;;[.O53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3]&lt;&gt;CONCATENATE(&quot;Mtx&quot;;[.Y53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4]&lt;&gt;CONCATENATE(&quot;Aux&quot;;[.E54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4]&lt;&gt;CONCATENATE(&quot;Grp&quot;;[.O54]);1;0)" office:value-type="float" office:value="1" calcext:value-type="float">
            <text:p>1</text:p>
          </table:table-cell>
          <table:table-cell table:style-name="ce40"/>
          <table:table-cell table:number-columns-repeated="7"/>
          <table:table-cell table:style-name="ce38" table:content-validation-name="val18"/>
          <table:table-cell table:style-name="ce4" table:formula="of:=IF([.Z54]&lt;&gt;CONCATENATE(&quot;Mtx&quot;;[.Y54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5]&lt;&gt;CONCATENATE(&quot;Aux&quot;;[.E55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5]&lt;&gt;CONCATENATE(&quot;Grp&quot;;[.O55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5]&lt;&gt;CONCATENATE(&quot;Mtx&quot;;[.Y55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6]&lt;&gt;CONCATENATE(&quot;Aux&quot;;[.E56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6]&lt;&gt;CONCATENATE(&quot;Grp&quot;;[.O56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6]&lt;&gt;CONCATENATE(&quot;Mtx&quot;;[.Y56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7]&lt;&gt;CONCATENATE(&quot;Aux&quot;;[.E57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7]&lt;&gt;CONCATENATE(&quot;Grp&quot;;[.O57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7]&lt;&gt;CONCATENATE(&quot;Mtx&quot;;[.Y57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8]&lt;&gt;CONCATENATE(&quot;Aux&quot;;[.E58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8]&lt;&gt;CONCATENATE(&quot;Grp&quot;;[.O58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8]&lt;&gt;CONCATENATE(&quot;Mtx&quot;;[.Y58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59]&lt;&gt;CONCATENATE(&quot;Aux&quot;;[.E59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59]&lt;&gt;CONCATENATE(&quot;Grp&quot;;[.O59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59]&lt;&gt;CONCATENATE(&quot;Mtx&quot;;[.Y59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60]&lt;&gt;CONCATENATE(&quot;Aux&quot;;[.E60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0]&lt;&gt;CONCATENATE(&quot;Grp&quot;;[.O60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60]&lt;&gt;CONCATENATE(&quot;Mtx&quot;;[.Y60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61]&lt;&gt;CONCATENATE(&quot;Aux&quot;;[.E61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1]&lt;&gt;CONCATENATE(&quot;Grp&quot;;[.O61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61]&lt;&gt;CONCATENATE(&quot;Mtx&quot;;[.Y61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62]&lt;&gt;CONCATENATE(&quot;Aux&quot;;[.E62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2]&lt;&gt;CONCATENATE(&quot;Grp&quot;;[.O62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62]&lt;&gt;CONCATENATE(&quot;Mtx&quot;;[.Y62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formula="of:=IF([.F63]&lt;&gt;CONCATENATE(&quot;Aux&quot;;[.E63]);1;0)" office:value-type="float" office:value="1" calcext:value-type="float">
            <text:p>1</text:p>
          </table:table-cell>
          <table:table-cell table:number-columns-repeated="9"/>
          <table:table-cell table:style-name="ce40" table:formula="of:=IF([.P63]&lt;&gt;CONCATENATE(&quot;Grp&quot;;[.O63]);1;0)" office:value-type="float" office:value="1" calcext:value-type="float">
            <text:p>1</text:p>
          </table:table-cell>
          <table:table-cell table:style-name="ce40"/>
          <table:table-cell table:number-columns-repeated="8"/>
          <table:table-cell table:style-name="ce4" table:formula="of:=IF([.Z63]&lt;&gt;CONCATENATE(&quot;Mtx&quot;;[.Y63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6"/>
          <table:table-cell table:style-name="ce16"/>
          <table:table-cell table:number-columns-repeated="48"/>
        </table:table-row>
        <table:table-row table:style-name="ro2">
          <table:table-cell table:number-columns-repeated="6"/>
          <table:table-cell table:style-name="ce38" table:content-validation-name="val18"/>
          <table:table-cell table:formula="of:=COUNTIF([.H2:.H63];1)" office:value-type="float" office:value="22" calcext:value-type="float">
            <text:p>22</text:p>
          </table:table-cell>
          <table:table-cell table:number-columns-repeated="4"/>
          <table:table-cell table:style-name="ce4" table:formula="of:=COUNTIF([.M2:.M63];1)" office:value-type="float" office:value="11" calcext:value-type="float">
            <text:p>11</text:p>
          </table:table-cell>
          <table:table-cell table:style-name="ce4"/>
          <table:table-cell table:number-columns-repeated="3"/>
          <table:table-cell table:formula="of:=COUNTIF([.R2:.R63];1)" office:value-type="float" office:value="22" calcext:value-type="float">
            <text:p>22</text:p>
          </table:table-cell>
          <table:table-cell table:number-columns-repeated="4"/>
          <table:table-cell table:formula="of:=COUNTIF([.W2:.W63];1)" office:value-type="float" office:value="11" calcext:value-type="float">
            <text:p>11</text:p>
          </table:table-cell>
          <table:table-cell table:number-columns-repeated="4"/>
          <table:table-cell table:style-name="ce4" table:formula="of:=COUNTIF([.AB2:.AB63];1)" office:value-type="float" office:value="22" calcext:value-type="float">
            <text:p>22</text:p>
          </table:table-cell>
          <table:table-cell table:style-name="ce4"/>
          <table:table-cell table:number-columns-repeated="3"/>
          <table:table-cell table:formula="of:=COUNTIF([.AG2:.AG63];1)" office:value-type="float" office:value="11" calcext:value-type="float">
            <text:p>11</text:p>
          </table:table-cell>
          <table:table-cell table:number-columns-repeated="4"/>
          <table:table-cell table:style-name="ce4" table:formula="of:=COUNTIF([.AL2:.AL63];1)" office:value-type="float" office:value="4" calcext:value-type="float">
            <text:p>4</text:p>
          </table:table-cell>
          <table:table-cell table:style-name="ce4"/>
          <table:table-cell table:number-columns-repeated="3"/>
          <table:table-cell table:style-name="ce4" table:formula="of:=COUNTIF([.AQ2:.AQ63];1)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2" table:number-rows-repeated="1048510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V4:Groups.V22 Groups.G65:Groups.G65 Groups.AF33:Groups.AF33 Groups.AY3:Groups.AY9 Groups.BC3:Groups.BC9 Groups.G2:Groups.G41 Groups.L2:Groups.L22 Groups.L31:Groups.L31 Groups.Q2:Groups.Q41 Groups.AA2:Groups.AA42 Groups.AA54:Groups.AA54 Groups.AF2:Groups.AF22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G2:Groups.G41 Groups.V2:Groups.V21 Groups.AF2:Groups.AF21 Groups.AK2:Groups.AK13 Groups.AP2:Groups.AP13 Groups.AU2:Groups.AU13 Groups.AY2:Groups.AY9 Groups.BC2:Groups.BC9 Groups.C2:Groups.C17 Groups.L2:Groups.L21 Groups.Q2:Groups.Q41 Groups.AA2:Groups.AA41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8" table:default-cell-style-name="ce51"/>
        <table:table-column table:style-name="co28" table:number-columns-repeated="2" table:default-cell-style-name="ce55"/>
        <table:table-column table:style-name="co28" table:number-columns-repeated="3" table:default-cell-style-name="Default"/>
        <table:table-row table:style-name="ro2">
          <table:table-cell table:style-name="ce49"/>
          <table:table-cell table:style-name="ce54" office:value-type="string" calcext:value-type="string">
            <text:p>Mono</text:p>
          </table:table-cell>
          <table:table-cell table:style-name="ce5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50" office:value-type="string" calcext:value-type="string">
            <text:p>Group</text:p>
          </table:table-cell>
          <table:table-cell table:formula="of:=[$Groups.R65]" office:value-type="float" office:value="22" calcext:value-type="float">
            <text:p>22</text:p>
          </table:table-cell>
          <table:table-cell table:formula="of:=[$Groups.W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4" calcext:value-type="float">
            <text:p>4</text:p>
          </table:table-cell>
          <table:table-cell table:formula="of:=[$Groups.AQ65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22" calcext:value-type="float">
            <text:p>22</text:p>
          </table:table-cell>
          <table:table-cell table:formula="of:=[$Groups.M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ce52" office:value-type="string" calcext:value-type="string">
            <text:p>Matrix</text:p>
          </table:table-cell>
          <table:table-cell table:formula="of:=[$Groups.AB65]" office:value-type="float" office:value="22" calcext:value-type="float">
            <text:p>22</text:p>
          </table:table-cell>
          <table:table-cell table:formula="of:=[$Groups.AG65]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3"/>
        </table:table-row>
      </table:table>
      <table:table table:name="Misc" table:style-name="ta5">
        <office:forms form:automatic-focus="false" form:apply-design-mode="false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1" table:number-columns-repeated="16381"/>
        <table:table-row table:style-name="ro4">
          <table:table-cell table:style-name="ce34" office:value-type="string" calcext:value-type="string">
            <text:p>Property</text:p>
          </table:table-cell>
          <table:table-cell table:style-name="ce34" office:value-type="string" calcext:value-type="string">
            <text:p>Value</text:p>
          </table:table-cell>
          <table:table-cell table:style-name="ce56" office:value-type="string" calcext:value-type="string">
            <text:p>Description</text:p>
          </table:table-cell>
        </table:table-row>
        <table:table-row table:style-name="ro4">
          <table:table-cell table:style-name="ce15" office:value-type="string" calcext:value-type="string">
            <text:p>Version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10-27T20:34:53.881783560</dc:date>
    <meta:editing-cycles>322</meta:editing-cycles>
    <meta:editing-duration>P1DT11H32M19S</meta:editing-duration>
    <meta:generator>LibreOffice/7.4.2.3$MacOSX_X86_64 LibreOffice_project/382eef1f22670f7f4118c8c2dd222ec7ad009daf</meta:generator>
    <meta:document-statistic meta:table-count="5" meta:cell-count="5269" meta:object-count="0"/>
    <meta:user-defined meta:name="AppVersion">15.0000</meta:user-defined>
  </office:meta>
</office:document-meta>
</file>